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? <text:span text:style-name="Strong_20_Emphasis">Parcours de ton aventure (du niveau 0 à la réalisation)</text:span></text:h>
      <text:p text:style-name="Horizontal_20_Line"/>
      <text:h text:style-name="Heading_20_3" text:outline-level="3">? <text:span text:style-name="Strong_20_Emphasis">Niveau 0 – Préparation mentale et observation</text:span></text:h>
      <text:list xml:id="list5857343709515508272" text:style-name="L1">
        <text:list-item>
          <text:p text:style-name="P1"><text:span text:style-name="Strong_20_Emphasis">Prendre conscience du marché local</text:span><text:line-break/>➤ Le covoiturage n’est pas ancré dans la culture.<text:line-break/>➤ Présence d’alternatives : bus, taxi partagé, Grab, etc.</text:p>
        </text:list-item>
        <text:list-item>
          <text:p text:style-name="P1"><text:span text:style-name="Strong_20_Emphasis">Réunir toutes les problématiques, idées, observations</text:span><text:line-break/>➤ Créer un Miro / Google Doc avec :<text:line-break/>• Problèmes culturels<text:line-break/>• Freins psychologiques (sécurité, confiance)<text:line-break/>• Économiques (coût de la vie vs prix covoiturage)<text:line-break/>• Infrastructure (routes, distance, communication, etc.)</text:p>
        </text:list-item>
      </text:list>
      <text:p text:style-name="Horizontal_20_Line"/>
      <text:h text:style-name="Heading_20_3" text:outline-level="3">? <text:span text:style-name="Strong_20_Emphasis">Niveau 1 – Comprendre l’utilisateur et le marché</text:span></text:h>
      <text:list xml:id="list6581765056184597776" text:style-name="L2">
        <text:list-item>
          <text:p text:style-name="P2"><text:span text:style-name="Strong_20_Emphasis">Créer et diffuser des sondages/polls ciblés</text:span><text:line-break/>➤ Utiliser Google Forms / Typeform (partage sur Facebook, WhatsApp, Discord).<text:line-break/>➤ Questions simples et claires pour tester l’intérêt, les freins, les habitudes.</text:p>
        </text:list-item>
        <text:list-item>
          <text:p text:style-name="P2"><text:span text:style-name="Strong_20_Emphasis">Faire des interviews avec des Indonésiens</text:span><text:line-break/>➤ En ligne ou en direct : amis, voisins, chauffeurs, etc.<text:line-break/>➤ Noter les ressentis, les objections, les idées qu’ils proposent eux-mêmes.</text:p>
        </text:list-item>
        <text:list-item>
          <text:p text:style-name="P2"><text:span text:style-name="Strong_20_Emphasis">Étude des concurrents</text:span><text:line-break/>➤ Regarder pourquoi <text:span text:style-name="Strong_20_Emphasis">Nebengers</text:span> n’a pas marché (UX, communication, app, etc.)<text:line-break/>➤ Étudier Grab, Gojek, BlaBlaCar, et même les taxis partagés marocains !</text:p>
        </text:list-item>
      </text:list>
      <text:p text:style-name="Horizontal_20_Line"/>
      <text:h text:style-name="Heading_20_3" text:outline-level="3">✍️ <text:span text:style-name="Strong_20_Emphasis">Niveau 2 – Formalisation de ton projet</text:span></text:h>
      <text:list xml:id="list3235237155411342437" text:style-name="L3">
        <text:list-item>
          <text:p text:style-name="P3"><text:span text:style-name="Strong_20_Emphasis">Rédiger ton concept (pitch simple)</text:span><text:line-break/>➤ Qu’est-ce que ton app va résoudre ? Pour qui ? Pourquoi maintenant ?</text:p>
        </text:list-item>
        <text:list-item>
          <text:p text:style-name="P3"><text:span text:style-name="Strong_20_Emphasis">Créer ton persona utilisateur</text:span><text:line-break/>➤ Exemple : Jeune travailleur entre Jogja et Solo, pas de voiture, faible budget, etc.</text:p>
        </text:list-item>
        <text:list-item>
          <text:p text:style-name="P3"><text:span text:style-name="Strong_20_Emphasis">Définir les premières fonctionnalités (MVP)</text:span><text:line-break/>➤ Exemple :<text:line-break/>• Créer un trajet<text:line-break/>• Rejoindre un trajet<text:line-break/>• Paiement<text:line-break/>• Note/confiance/sécurité</text:p>
        </text:list-item>
        <text:list-item>
          <text:p text:style-name="P3"><text:span text:style-name="Strong_20_Emphasis">Construire un plan visuel de l’app sur Miro ou Figma</text:span><text:line-break/>➤ Flow utilisateur, wireframes simples, pages essentielles</text:p>
        </text:list-item>
      </text:list>
      <text:p text:style-name="Horizontal_20_Line"/>
      <text:h text:style-name="Heading_20_3" text:outline-level="3"><text:soft-page-break/>⚒️ <text:span text:style-name="Strong_20_Emphasis">Niveau 3 – Prototype et feedback</text:span></text:h>
      <text:list xml:id="list340508602861273451" text:style-name="L4">
        <text:list-item>
          <text:p text:style-name="P4"><text:span text:style-name="Strong_20_Emphasis">Créer un prototype cliquable (Figma, Bravo Studio, Adalo, etc.)</text:span><text:line-break/>➤ Pas besoin de savoir coder tout de suite</text:p>
        </text:list-item>
        <text:list-item>
          <text:p text:style-name="P4"><text:span text:style-name="Strong_20_Emphasis">Le faire tester à 5-10 Indonésiens</text:span><text:line-break/>➤ Demander ce qu’ils aiment / n’aiment pas<text:line-break/>➤ Prendre en compte les retours sans ego</text:p>
        </text:list-item>
      </text:list>
      <text:p text:style-name="Horizontal_20_Line"/>
      <text:h text:style-name="Heading_20_3" text:outline-level="3">? <text:span text:style-name="Strong_20_Emphasis">Niveau 4 – Construction technique</text:span></text:h>
      <text:list xml:id="list3977506696980663574" text:style-name="L5">
        <text:list-item>
          <text:p text:style-name="P5"><text:span text:style-name="Strong_20_Emphasis">Choisir une stack adaptée (React Native / Flutter / Ionic pour mobile)</text:span><text:line-break/>➤ Toi : Backend NestJS ou Spring Boot<text:line-break/>➤ Front : Choix à définir selon les compétences de l’équipe</text:p>
        </text:list-item>
        <text:list-item>
          <text:p text:style-name="P5"><text:span text:style-name="Strong_20_Emphasis">Coder un MVP fonctionnel (mobile-first)</text:span><text:line-break/>➤ Authentification, création de trajet, carte, paiement simple, etc.</text:p>
        </text:list-item>
      </text:list>
      <text:p text:style-name="Horizontal_20_Line"/>
      <text:h text:style-name="Heading_20_3" text:outline-level="3">? <text:span text:style-name="Strong_20_Emphasis">Niveau 5 – Lancement &amp; Itérations</text:span></text:h>
      <text:list xml:id="list9032956051756378169" text:style-name="L6">
        <text:list-item>
          <text:p text:style-name="P6"><text:span text:style-name="Strong_20_Emphasis">Lancer en beta très fermée dans 1 région / ville (ex: Jogja – Solo)</text:span><text:line-break/>➤ Utiliser le bouche-à-oreille, les groupes FB, des flyers, etc.</text:p>
        </text:list-item>
        <text:list-item>
          <text:p text:style-name="P6"><text:span text:style-name="Strong_20_Emphasis">Mesurer les usages et ajuster</text:span><text:line-break/>➤ Suivre les retours, corriger les bugs, ajouter les features utiles</text:p>
        </text:list-item>
      </text:list>
      <text:p text:style-name="Horizontal_20_Line"/>
      <text:h text:style-name="Heading_20_3" text:outline-level="3">? <text:span text:style-name="Strong_20_Emphasis">Niveau 6 – Scalabilité &amp; vision</text:span></text:h>
      <text:list xml:id="list3814744568023594456" text:style-name="L7">
        <text:list-item>
          <text:p text:style-name="P7"><text:span text:style-name="Strong_20_Emphasis">Penser à long terme (freemium, abonnements, commission, sécurité renforcée)</text:span><text:line-break/>➤ Trouver un business model humaniste mais viable</text:p>
        </text:list-item>
        <text:list-item>
          <text:p text:style-name="P7"><text:span text:style-name="Strong_20_Emphasis">Rechercher des soutiens, incubateurs, investisseurs</text:span><text:line-break/>➤ Une fois les premiers retours positifs obtenus</text:p>
        </text:list-item>
        <text:list-item>
          <text:p text:style-name="P7"><text:span text:style-name="Strong_20_Emphasis">Créer une vraie communauté autour de la solution</text:span><text:line-break/>➤ Pourquoi pas une page dédiée ? Un Discord ? Un compte TikTok 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3</meta:editing-cycles>
    <meta:generator>OpenOffice/4.1.8$Win32 OpenOffice.org_project/418m3$Build-9803</meta:generator>
    <dc:date>2025-04-17T12:51:30.59</dc:date>
    <meta:document-statistic meta:table-count="0" meta:image-count="0" meta:object-count="0" meta:page-count="2" meta:paragraph-count="26" meta:word-count="477" meta:character-count="2865"/>
    <meta:user-defined meta:name="Info 1"/>
    <meta:user-defined meta:name="Info 2"/>
    <meta:user-defined meta:name="Info 3"/>
    <meta:user-defined meta:name="Info 4"/>
  </office:meta>
</office:document-meta>
</file>